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color="#66ff99"/>
    </style:style>
    <style:style style:name="P4" style:family="paragraph" style:parent-style-name="Standard" style:list-style-name="L1">
      <style:text-properties fo:color="#66ff99"/>
    </style:style>
    <style:style style:name="P5" style:family="paragraph" style:parent-style-name="Standard">
      <style:text-properties fo:color="#000000"/>
    </style:style>
    <style:style style:name="P6" style:family="paragraph" style:parent-style-name="Standard" style:list-style-name="L1">
      <style:text-properties fo:color="#000000"/>
    </style:style>
    <style:style style:name="P7" style:family="paragraph" style:parent-style-name="Standard">
      <style:text-properties fo:color="#0066ff"/>
    </style:style>
    <style:style style:name="P8"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color="#66ff99"/>
    </style:style>
    <style:style style:name="T2" style:family="text">
      <style:text-properties fo:color="#ff3333"/>
    </style:style>
    <style:style style:name="T3" style:family="text">
      <style:text-properties fo:color="#33ff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RA INCLUIR NO LAUDO MÉDICO INTERATIVO=&gt;</text:p>
      <text:p text:style-name="Standard"/>
      <text:p text:style-name="P8">CAMPO "MAPA DA SAÚDE":</text:p>
      <text:p text:style-name="Standard"/>
      <text:list xml:id="list123093881534882371" text:style-name="L1">
        <text:list-item>
          <text:p text:style-name="P1">PERFIL DE SAÚDE</text:p>
          <text:p text:style-name="P1">=&gt; PROBLEMAS DE SAÚDE ENCONTRADOS: <text:s/><text:span text:style-name="T1">deixar espaço pra texto livre, para escrever a listagem de problemas, se houverem.</text:span></text:p>
          <text:p text:style-name="P1">=&gt; RISCOS PREDITIVOS À SAÚDE:</text:p>
          <text:p text:style-name="P4">Aqui irão entrar campos separados em sequência, para ter a descrição de cada um deles...</text:p>
        </text:list-item>
      </text:list>
      <text:p text:style-name="P3"/>
      <text:list xml:id="list34870621" text:continue-numbering="true" text:style-name="L1">
        <text:list-header>
          <text:p text:style-name="P6"># RISCO CARDIOVASCULAR: (<text:span text:style-name="T3">... colocar DOIS SUBITENS a seguir...</text:span>)</text:p>
          <text:p text:style-name="P6">1. Score atual:</text:p>
          <text:p text:style-name="P6">2. Indicadores laboratoriais: ( <text:s/>) SEM RISCO; ( <text:s/>) RISCO BAIXO ( <text:s text:c="2"/>) RISCO MODERADO <text:s/>( <text:s text:c="2"/>)RISCO ALTO.</text:p>
        </text:list-header>
      </text:list>
      <text:p text:style-name="P5"/>
      <text:list xml:id="list34851620" text:continue-numbering="true" text:style-name="L1">
        <text:list-header>
          <text:p text:style-name="P6"># RISCO METABÓLICO: <text:s/>( <text:span text:style-name="T1">... colocar DOIS SUBITENS a seguir... </text:span>)</text:p>
          <text:p text:style-name="P6">1. RISCO DE DIABETES: ( ... colocar o score, o numeral... <text:s text:c="3"/>) <text:s/></text:p>
          <text:p text:style-name="P6">2. SÍNDROME METABÓLICA (... colocar sim ou não... <text:s text:c="3"/>)</text:p>
          <text:p text:style-name="P6"/>
          <text:p text:style-name="P6"># RISCO INFLAMATÓRIO:</text:p>
          <text:p text:style-name="P6">( <text:s/>) SEM RISCO; ( <text:s/>) RISCO BAIXO ( <text:s text:c="2"/>) RISCO MODERADO </text:p>
          <text:p text:style-name="P6">( <text:s text:c="2"/>)RISCO ALTO.</text:p>
          <text:p text:style-name="P6"/>
          <text:p text:style-name="P6"># RISCO DE DISBIOSE INTESTINAL: ( ... colocar , clicar sim ou não ...)</text:p>
          <text:p text:style-name="P4"/>
        </text:list-header>
        <text:list-item>
          <text:p text:style-name="P1">RELATÓRIO DO ESTILO DE VIDA: <text:span text:style-name="T1">espaço pra texto livre ou <text:s/></text:span><text:span text:style-name="T2">ver se dá para incluir um botão para baixar um arquivo pdf pronto...</text:span></text:p>
          <text:p text:style-name="P1"/>
        </text:list-item>
        <text:list-item>
          <text:p text:style-name="P1">NOTA DE SAÚDE: </text:p>
          <text:p text:style-name="P1">Seu Score atual : </text:p>
        </text:list-item>
      </text:list>
      <text:p text:style-name="Standard"/>
      <text:p text:style-name="Standard"><text:span text:style-name="T2">AQUI AINDA <text:s/>IREI INCLUIR UM TEXTO FIXO DE EXPLICAÇÃO GERAL PARA O SIGNIFICADO <text:s/>DA NOTA DA SAÚDE</text:span>...</text:p>
      <text:p text:style-name="Standard"/>
      <text:list xml:id="list34847989" text:continue-numbering="true" text:style-name="L1">
        <text:list-item>
          <text:p text:style-name="P1">INCLUSÃO EM PROTOCOLOS DE SAÚDE: </text:p>
          <text:p text:style-name="P1">( <text:s text:c="3"/>) PROTOCOLO SAÚDE MENTAL</text:p>
          <text:p text:style-name="P1">( <text:s text:c="3"/>) PROTOCOLO SAÚDE INTESTINAL</text:p>
          <text:p text:style-name="P1">( <text:s text:c="3"/>) PROTOCOLO DETOX.</text:p>
        </text:list-item>
      </text:list>
      <text:p text:style-name="P7">ITENS PARA SEREM CLICAVEIS OU NAO COMO CAIXA DE SELEÇÃO...PARA CADA ITEM CLICADO, APARECIA UM "TEXTO FIXO", CONTENDO A EXPLICAÇAO E UMA INDICAÇÃO DE UM LINK PARA DIRECIONAR A UM FORMULARIO GOOGLE...</text:p>
      <text:p text:style-name="P7"/>
      <text:p text:style-name="Standard"><text:span text:style-name="T2">AQUI AINDA IREI INCLUIR UM TEXTO FIXO DE EXPLICAÇÃO GERAL PARA O SIGNIFICADO DE CADA UM DESTES ITENS... </text:span></text:p>
      <text:p text:style-name="Standard"><text:span text:style-name="T2"/></text:p>
      <text:p text:style-name="Standard"><text:span text:style-name="T2">QUERIA TE PERGUNTAR AQUI... SE CONSIGO COLOCAR NESTES CAMPOS UNS LINKS PRONTOS DE FORMULARIOS GOOGLE, PARA DIRECIONAR AOS CLIENTES QUE MARCASSEM, CLICASSEM EM TAL CAIXA DE SELEÇÃO DE UM DOESTES PROTOCOLOS ACIMA...</text:span></text:p>
      <text:p text:style-name="Standard"/>
      <text:p text:style-name="Standard"/>
      <text:p text:style-name="Standard"/>
      <text:p text:style-name="P8"><text:soft-page-break/>CAMPO "AVALIAÇÃO POSTURAL 3D":</text:p>
      <text:p text:style-name="Standard"/>
      <text:list xml:id="list8644160416028959582" text:style-name="L2">
        <text:list-item>
          <text:p text:style-name="P2">SEU STATUS POSTURAL ATUAL:</text:p>
        </text:list-item>
        <text:list-item>
          <text:p text:style-name="P2">RISCO(S) ORTOPÉDICO(S) PARA A PRÁTICA DO EXERCÍCIO FÍSICO:</text:p>
          <text:p text:style-name="P2">( <text:s text:c="3"/>) NÃO </text:p>
          <text:p text:style-name="P2">( <text:s text:c="3"/>) SIM :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5S</meta:editing-duration>
    <meta:editing-cycles>3</meta:editing-cycles>
    <meta:generator>OpenOffice/4.1.15$Win32 OpenOffice.org_project/4115m2$Build-9813</meta:generator>
    <dc:date>2025-07-26T14:59:28.18</dc:date>
    <meta:document-statistic meta:table-count="0" meta:image-count="0" meta:object-count="0" meta:page-count="2" meta:paragraph-count="32" meta:word-count="322" meta:character-count="1871"/>
    <dc:creator>Dr Ronaldo Gomes</dc:creator>
    <meta:user-defined meta:name="Info 1"/>
    <meta:user-defined meta:name="Info 2"/>
    <meta:user-defined meta:name="Info 3"/>
    <meta:user-defined meta:name="Info 4"/>
  </office:meta>
</office:document-meta>
</file>